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160: "* Um^1, Susie^1, ich denke, du hast vergessen was ich vorhin gesagt habe.../",</text:p>
          </table:table-cell>
          <table:table-cell table:number-columns-repeated="6"/>
          <table:table-cell office:value-type="string" calcext:value-type="string">
            <text:p>Zeilennummer 1160: "* Um^1, Susie^1, I suppose you missed what I said earlier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160: "\\E0* Als Helden^1, haben wir die Kraft einer friedlichen Zukunft./",</text:p>
          </table:table-cell>
          <table:table-cell table:number-columns-repeated="6"/>
          <table:table-cell office:value-type="string" calcext:value-type="string">
            <text:p>Zeilennummer 1160: "\\E0* As heroes^1, we have the power to make a peaceful futur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160: "\\E8* Also^1, von nun an^1, lass den Kampf sein^1, OK?/",</text:p>
          </table:table-cell>
          <table:table-cell table:number-columns-repeated="6"/>
          <table:table-cell office:value-type="string" calcext:value-type="string">
            <text:p>Zeilennummer 1160: "\\E8* So^1, from now on^1, let's try to avoid FIGHTing^1, OK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160: "* .../",</text:p>
          </table:table-cell>
          <table:table-cell table:number-columns-repeated="6"/>
          <table:table-cell office:value-type="string" calcext:value-type="string">
            <text:p>Zeilennummer 1160: "* 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160: "* Ühm^1, was ist wenn du wenigstens nicht so hart bist...?/",</text:p>
          </table:table-cell>
          <table:table-cell table:number-columns-repeated="6"/>
          <table:table-cell office:value-type="string" calcext:value-type="string">
            <text:p>Zeilennummer 1160: "* Umm^1, what if you just took it easy on them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160: "\\E1* Du schwächst die Feinde^1 Und ich benutze meinen Verschon Spruch./",</text:p>
          </table:table-cell>
          <table:table-cell table:number-columns-repeated="6"/>
          <table:table-cell office:value-type="string" calcext:value-type="string">
            <text:p>Zeilennummer 1160: "\\E1* If you weaken an enemy^1, I can use my PACIFY spell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160: "\\E8* Womit^1, schwache Feinde (auch Freunde) einschlafen!/",</text:p>
          </table:table-cell>
          <table:table-cell table:number-columns-repeated="6"/>
          <table:table-cell office:value-type="string" calcext:value-type="string">
            <text:p>Zeilennummer 1160: "\\E8* Which^1, can put exhausted people to sleep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160: "* Gähn..^1. yeah^1, dein Gequatsche reicht komplett aus./",</text:p>
          </table:table-cell>
          <table:table-cell table:number-columns-repeated="6"/>
          <table:table-cell office:value-type="string" calcext:value-type="string">
            <text:p>Zeilennummer 1160: "* Yawn..^1. yeah^1, you talking is already doing that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160: "* Nun^1, ühm^1, denk darüber nach!/",</text:p>
          </table:table-cell>
          <table:table-cell table:number-columns-repeated="6"/>
          <table:table-cell office:value-type="string" calcext:value-type="string">
            <text:p>Zeilennummer 1160: "* Well^1, um^1, just think about it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160: "\\E1* (Wir sollten die andere wohl vor ihr WARNEN^1, Kris...)/%",</text:p>
          </table:table-cell>
          <table:table-cell table:number-columns-repeated="6"/>
          <table:table-cell office:value-type="string" calcext:value-type="string">
            <text:p>Zeilennummer 1160: "\\E1* (We might have to WARN enemies about her^1, Kris...)/%",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1:35:28.194000000</meta:creation-date>
    <dc:date>2023-06-18T21:36:33.328000000</dc:date>
    <meta:editing-duration>PT1M5S</meta:editing-duration>
    <meta:editing-cycles>1</meta:editing-cycles>
    <meta:document-statistic meta:table-count="1" meta:cell-count="23" meta:object-count="0"/>
    <meta:generator>LibreOffice/7.4.3.2$Windows_X86_64 LibreOffice_project/1048a8393ae2eeec98dff31b5c133c5f1d08b890</meta:generator>
  </office:meta>
</office:document-meta>
</file>